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765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style:font-name-asian="Arial" style:font-name-complex="Arial" style:font-size-complex="5.65000009536743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Outdoor Time Lapse – Bill Of Materia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rsion 1.0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/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Check for the most recent version of this file at: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https://github.com/vinmarshall/Radio-Shack-Time-Lapse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10" office:value-type="string">
            <text:p>Source</text:p>
          </table:table-cell>
          <table:table-cell table:style-name="ce10"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.1uF Capacitor</text:p>
          </table:table-cell>
          <table:table-cell office:value-type="string">
            <text:p>Radio Shack</text:p>
          </table:table-cell>
          <table:table-cell office:value-type="string">
            <text:p>272-013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uF Capacitor</text:p>
          </table:table-cell>
          <table:table-cell office:value-type="string">
            <text:p>Radio Shack</text:p>
          </table:table-cell>
          <table:table-cell office:value-type="string">
            <text:p>272-099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N4004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rew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/4W Resistor Assortment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otoresistor Assortment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0K Potentiometer</text:p>
          </table:table-cell>
          <table:table-cell office:value-type="string">
            <text:p>Radio Shack</text:p>
          </table:table-cell>
          <table:table-cell office:value-type="string">
            <text:p>271-171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Knob</text:p>
          </table:table-cell>
          <table:table-cell office:value-type="string">
            <text:p>Radio Shack</text:p>
          </table:table-cell>
          <table:table-cell office:value-type="string">
            <text:p>274-01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VDC Reed Relay</text:p>
          </table:table-cell>
          <table:table-cell office:value-type="string">
            <text:p>Radio Shack</text:p>
          </table:table-cell>
          <table:table-cell office:value-type="string">
            <text:p>275-023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office:value-type="string">
            <text:p>275-634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 Assembly</text:p>
          </table:table-cell>
          <table:table-cell office:value-type="string">
            <text:p>Radio Shack</text:p>
          </table:table-cell>
          <table:table-cell office:value-type="string">
            <text:p>276-02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reen LED Assembly</text:p>
          </table:table-cell>
          <table:table-cell office:value-type="string">
            <text:p>Radio Shack</text:p>
          </table:table-cell>
          <table:table-cell office:value-type="string">
            <text:p>276-027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Yellow LED Assembly</text:p>
          </table:table-cell>
          <table:table-cell office:value-type="string">
            <text:p>Radio Shack</text:p>
          </table:table-cell>
          <table:table-cell office:value-type="string">
            <text:p>276-027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N3904 Transistor</text:p>
          </table:table-cell>
          <table:table-cell office:value-type="string">
            <text:p>Radio Shack</text:p>
          </table:table-cell>
          <table:table-cell office:value-type="string">
            <text:p>276-201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M7805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T317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PowerShot A3300 Camera</text:p>
          </table:table-cell>
          <table:table-cell office:value-type="string">
            <text:p>Radio Shack</text:p>
          </table:table-cell>
          <table:table-cell table:style-name="ce6" office:value-type="string">
            <text:p>16-192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2 GB SDHC Memory Card</text:p>
          </table:table-cell>
          <table:table-cell office:value-type="string">
            <text:p>Radio Shack</text:p>
          </table:table-cell>
          <table:table-cell table:style-name="ce6" office:value-type="float" office:value="55041523">
            <text:p>5504152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nforce 5W Solar Panel</text:p>
          </table:table-cell>
          <table:table-cell office:value-type="string">
            <text:p>Radio Shack</text:p>
          </table:table-cell>
          <table:table-cell table:style-name="ce6" office:value-type="float" office:value="55038529">
            <text:p>55038529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V 1.3 Ah Battery</text:p>
          </table:table-cell>
          <table:table-cell office:value-type="string">
            <text:p>Radio Shack</text:p>
          </table:table-cell>
          <table:table-cell table:style-name="ce6" office:value-type="string">
            <text:p>23-908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re-Tie Mounts</text:p>
          </table:table-cell>
          <table:table-cell office:value-type="string">
            <text:p>Radio Shack</text:p>
          </table:table-cell>
          <table:table-cell table:style-name="ce6" office:value-type="string">
            <text:p>278-4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</text:p>
          </table:table-cell>
          <table:table-cell office:value-type="string">
            <text:p>Radio Shack</text:p>
          </table:table-cell>
          <table:table-cell table:style-name="ce6" office:value-type="string">
            <text:p>276-136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 Mounting Kit</text:p>
          </table:table-cell>
          <table:table-cell office:value-type="string">
            <text:p>Radio Shack</text:p>
          </table:table-cell>
          <table:table-cell table:style-name="ce6" office:value-type="string">
            <text:p>276-137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1” Headers</text:p>
          </table:table-cell>
          <table:table-cell office:value-type="string">
            <text:p>Sparkfun Electronics</text:p>
          </table:table-cell>
          <table:table-cell table:style-name="ce6" office:value-type="string">
            <text:p>PRT-00116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2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3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se – Yellow, No Foam</text:p>
          </table:table-cell>
          <table:table-cell office:value-type="string">
            <text:p>Pelican</text:p>
          </table:table-cell>
          <table:table-cell table:style-name="ce6" office:value-type="float" office:value="1300">
            <text:p>1300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 Mount</text:p>
          </table:table-cell>
          <table:table-cell office:value-type="string">
            <text:p>Pelican</text:p>
          </table:table-cell>
          <table:table-cell table:style-name="ce6" office:value-type="string">
            <text:p>1200/1300 Panel Frame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</text:p>
          </table:table-cell>
          <table:table-cell office:value-type="string">
            <text:p>Front Panel Express</text:p>
          </table:table-cell>
          <table:table-cell table:style-name="ce6" office:value-type="string">
            <text:p>N/A</text:p>
          </table:table-cell>
          <table:table-cell table:style-name="ce11" office:value-type="string">
            <text:p><text:a xlink:href="http://www.frontpanelexpress.com/">www.frontpanelexpress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7” Cable Ties</text:p>
          </table:table-cell>
          <table:table-cell office:value-type="string">
            <text:p>McMaster Carr</text:p>
          </table:table-cell>
          <table:table-cell table:style-name="ce6" office:value-type="string">
            <text:p>7130K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orthole Window</text:p>
          </table:table-cell>
          <table:table-cell office:value-type="string">
            <text:p>McMaster Carr</text:p>
          </table:table-cell>
          <table:table-cell table:style-name="ce6" office:value-type="string">
            <text:p>1116K24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plug</text:p>
          </table:table-cell>
          <table:table-cell office:value-type="string">
            <text:p>McMaster Carr</text:p>
          </table:table-cell>
          <table:table-cell office:value-type="string">
            <text:p>8903T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socket</text:p>
          </table:table-cell>
          <table:table-cell office:value-type="string">
            <text:p>McMaster Carr</text:p>
          </table:table-cell>
          <table:table-cell office:value-type="string">
            <text:p>8903T3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8” Nylon Standoffs</text:p>
          </table:table-cell>
          <table:table-cell office:value-type="string">
            <text:p>McMaster Carr</text:p>
          </table:table-cell>
          <table:table-cell office:value-type="string">
            <text:p>92745A3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Nylon Nuts</text:p>
          </table:table-cell>
          <table:table-cell office:value-type="string">
            <text:p>McMaster Carr</text:p>
          </table:table-cell>
          <table:table-cell office:value-type="string">
            <text:p>94812A11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16” Nylon Pan Head Screws</text:p>
          </table:table-cell>
          <table:table-cell office:value-type="string">
            <text:p>McMaster Carr</text:p>
          </table:table-cell>
          <table:table-cell office:value-type="string">
            <text:p>93135A105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1.5” AL Standoffs</text:p>
          </table:table-cell>
          <table:table-cell office:value-type="string">
            <text:p>McMaster Carr</text:p>
          </table:table-cell>
          <table:table-cell office:value-type="string">
            <text:p>91780A33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Nuts</text:p>
          </table:table-cell>
          <table:table-cell office:value-type="string">
            <text:p>McMaster Carr</text:p>
          </table:table-cell>
          <table:table-cell office:value-type="string">
            <text:p>91841A00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3/16” Pan Head Screws</text:p>
          </table:table-cell>
          <table:table-cell office:value-type="string">
            <text:p>Mcmaster Carr</text:p>
          </table:table-cell>
          <table:table-cell office:value-type="string">
            <text:p>91772A143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/8”-16 Flat Head Screw</text:p>
          </table:table-cell>
          <table:table-cell office:value-type="string">
            <text:p>McMaster Carr</text:p>
          </table:table-cell>
          <table:table-cell office:value-type="string">
            <text:p>91771A62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ni Ball Head Camera Mount</text:p>
          </table:table-cell>
          <table:table-cell office:value-type="string">
            <text:p>Gittos</text:p>
          </table:table-cell>
          <table:table-cell table:style-name="ce6" office:value-type="string">
            <text:p>MH-1004</text:p>
          </table:table-cell>
          <table:table-cell office:value-type="string">
            <text:p>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AC Power Adapter</text:p>
          </table:table-cell>
          <table:table-cell office:value-type="string">
            <text:p>Canon</text:p>
          </table:table-cell>
          <table:table-cell table:style-name="ce7" office:value-type="string">
            <text:p>ACK-DC60</text:p>
          </table:table-cell>
          <table:table-cell office:value-type="string">
            <text:p><text:a xlink:href="http://www.buy.com/">www.buy.com</text:a> Or 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D Card Extension</text:p>
          </table:table-cell>
          <table:table-cell office:value-type="string">
            <text:p>Beatsonic</text:p>
          </table:table-cell>
          <table:table-cell office:value-type="string">
            <text:p>SD2C</text:p>
          </table:table-cell>
          <table:table-cell office:value-type="string">
            <text:p><text:a xlink:href="mailto:sam@beatsonicusa.com">sam@beatsonicusa.com</text:a>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8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1-13T18:37:16</dc:date>
    <dc:creator>Vincent Marshall</dc:creator>
    <meta:editing-duration>PT11H37M7S</meta:editing-duration>
    <meta:editing-cycles>13</meta:editing-cycles>
    <meta:generator>OpenOffice.org/3.3$Unix OpenOffice.org_project/330m20$Build-9567</meta:generator>
    <meta:printed-by>Vincent Marshall</meta:printed-by>
    <meta:print-date>2012-01-05T10:35:50</meta:print-date>
    <meta:document-statistic meta:table-count="3" meta:cell-count="229" meta:object-count="0"/>
    <meta:user-defined meta:name=""/>
  </office:meta>
</office:document-meta>
</file>